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baise</text:p>
      <text:p text:style-name="Text_20_body">We would certainly not deny the importance of the [pragmatic] method which joins together a redefinition of experience and a transformation of modes of knowledge, but it seems to us to be animated by a more profound intuition which gives it meaning <text:span text:style-name="T2">[sens] </text:span><text:span text:style-name="T3">{Debaise, 2007 #1060, 8}</text:span></text:p>
      <text:p text:style-name="Standard">extension of concept of experience <text:s/>12</text:p>
      <text:p text:style-name="P1">Chaque expérience est une action et chaque action a un centre qui la désigne comme réalité singul`ere: 13</text:p>
      <text:p text:style-name="Standard">En faisant de l'expérience une interaction entre un vivant et son milieu ils donnent à la philosophie une nouvelle fonction: elle devient une enquête, avec ses techniques et ses méthodes particulières, sur la pluralité des modes d'experiénce. 15</text:p>
      <text:p text:style-name="Standard"/>
      <text:p text:style-name="Standard">Latour</text:p>
      <text:p text:style-name="Standard">&lt;&lt;<text:span text:style-name="T1">progresser dan la connaissance.. signifie passer d'un mauvais a un bon reseau 28</text:span></text:p>
      <text:p text:style-name="Standard"/>
      <text:p text:style-name="Standard">Massumi</text:p>
      <text:p text:style-name="Standard">Subject and object as temporal modes of the relation of experience to itself 108</text:p>
      <text:p text:style-name="Standard">The event-suspension-envelopment of sociality 110</text:p>
      <text:p text:style-name="Text_20_body">Le pensée et la chose, le sujet et l'objet ne sont pas des entités séparées, ou des substances. Ils sont des <text:span text:style-name="T2">modes </text:span><text:span text:style-name="T3">irréductiblement temporels </text:span><text:span text:style-name="T2">de relation de l'expérience </text:span><text:span text:style-name="T4">à</text:span><text:span text:style-name="T4"> elle-m</text:span><text:span text:style-name="T4">ê</text:span><text:span text:style-name="T4">me. </text:span><text:span text:style-name="T5">10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2T13:44:11</meta:creation-date>
    <dc:date>2009-08-14T10:40:26.99</dc:date>
    <meta:editing-duration>PT16H09M22S</meta:editing-duration>
    <meta:editing-cycles>6</meta:editing-cycles>
    <meta:generator>OpenOffice.org/3.1$Win32 OpenOffice.org_project/310m11$Build-9399</meta:generator>
    <dc:creator>abm </dc:creator>
    <meta:document-statistic meta:table-count="0" meta:image-count="0" meta:object-count="0" meta:page-count="1" meta:paragraph-count="11" meta:word-count="175" meta:character-count="1085"/>
  </office:meta>
</office:document-meta>
</file>